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T (°C)</text:p>
          </table:table-cell>
          <table:table-cell office:value-type="string" table:style-name="ce1">
            <text:p>T (K)</text:p>
          </table:table-cell>
          <table:table-cell office:value-type="string" table:style-name="ce1">
            <text:p>Delta_T (K)</text:p>
          </table:table-cell>
          <table:table-cell office:value-type="string" table:style-name="ce1">
            <text:p>1/T (K-1)</text:p>
          </table:table-cell>
          <table:table-cell office:value-type="string" table:style-name="ce1">
            <text:p>Delta_1/T (K-1)</text:p>
          </table:table-cell>
          <table:table-cell office:value-type="string" table:style-name="ce1">
            <text:p>Conductivite (S/m)</text:p>
          </table:table-cell>
          <table:table-cell office:value-type="string" table:style-name="ce1">
            <text:p>Delta_conductivité (S/m)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ln(Ks)</text:p>
          </table:table-cell>
          <table:table-cell office:value-type="string" table:style-name="ce1">
            <text:p>Delta_ln(Ks)</text:p>
          </table:table-cell>
          <table:table-cell office:value-type="string" table:style-name="ce1">
            <text:p>Rln(Ks)</text:p>
          </table:table-cell>
          <table:table-cell office:value-type="string" table:style-name="ce1">
            <text:p>RDelta_ln(Ks)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73.14999999999998" table:formula="of:=[.A2]+273.15" table:style-name="ce1">
            <text:p>273,15</text:p>
          </table:table-cell>
          <table:table-cell office:value-type="float" office:value="1" table:style-name="ce1">
            <text:p>1</text:p>
          </table:table-cell>
          <table:table-cell office:value-type="float" office:value="3.6609921288669233E-3" table:formula="of:=1/[.B2]" table:style-name="ce1">
            <text:p>0,003660992</text:p>
          </table:table-cell>
          <table:table-cell office:value-type="float" office:value="1.3402863367625568E-5" table:formula="of:=[.C2]/([.B2]^2)" table:style-name="ce1">
            <text:p>1,34029E-05</text:p>
          </table:table-cell>
          <table:table-cell office:value-type="float" office:value="2.8299999999999999E-2" table:style-name="ce2">
            <text:p>2,83E-02</text:p>
          </table:table-cell>
          <table:table-cell office:value-type="float" office:value="1E-3" table:style-name="ce2">
            <text:p>1,00E-03</text:p>
          </table:table-cell>
          <table:table-cell office:value-type="float" office:value="3.5099910472288255E-9" table:formula="of:=[.F2]^3/(2*14.78^3)" table:style-name="ce2">
            <text:p>3,51E-09</text:p>
          </table:table-cell>
          <table:table-cell office:value-type="float" office:value="-19.467652350118946" table:formula="of:=LN([.H2])" table:style-name="ce1">
            <text:p>-19,46765235</text:p>
          </table:table-cell>
          <table:table-cell office:value-type="float" office:value="0.10600706713780919" table:formula="of:=3*[.G2]/[.F2]" table:style-name="ce2">
            <text:p>1,06E-01</text:p>
          </table:table-cell>
          <table:table-cell office:value-type="float" office:value="-0.16185406163888894" table:formula="of:=0.008314*[.I2]" table:style-name="ce1">
            <text:p>-0,161854062</text:p>
          </table:table-cell>
          <table:table-cell office:value-type="float" office:value="8.8134275618374563E-4" table:formula="of:=0.008314*[.J2]" table:style-name="ce2">
            <text:p>8,81E-04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3.14999999999998" table:formula="of:=[.A3]+273.15" table:style-name="ce1">
            <text:p>293,15</text:p>
          </table:table-cell>
          <table:table-cell office:value-type="float" office:value="1" table:style-name="ce1">
            <text:p>1</text:p>
          </table:table-cell>
          <table:table-cell office:value-type="float" office:value="3.4112229234180458E-3" table:formula="of:=1/[.B3]" table:style-name="ce1">
            <text:p>0,003411223</text:p>
          </table:table-cell>
          <table:table-cell office:value-type="float" office:value="1.1636441833252758E-5" table:formula="of:=[.C3]/([.B3]^2)" table:style-name="ce1">
            <text:p>1,16364E-05</text:p>
          </table:table-cell>
          <table:table-cell office:value-type="float" office:value="4.36E-2" table:style-name="ce2">
            <text:p>4,36E-02</text:p>
          </table:table-cell>
          <table:table-cell office:value-type="float" office:value="1E-3" table:style-name="ce2">
            <text:p>1,00E-03</text:p>
          </table:table-cell>
          <table:table-cell office:value-type="float" office:value="1.283530431660276E-8" table:formula="of:=[.F3]^3/(2*14.78^3)" table:style-name="ce2">
            <text:p>1,28E-08</text:p>
          </table:table-cell>
          <table:table-cell office:value-type="float" office:value="-18.171066313001557" table:formula="of:=LN([.H3])" table:style-name="ce1">
            <text:p>-18,17106631</text:p>
          </table:table-cell>
          <table:table-cell office:value-type="float" office:value="6.8807339449541288E-2" table:formula="of:=3*[.G3]/[.F3]" table:style-name="ce2">
            <text:p>6,88E-02</text:p>
          </table:table-cell>
          <table:table-cell office:value-type="float" office:value="-0.15107424532629496" table:formula="of:=0.008314*[.I3]" table:style-name="ce1">
            <text:p>-0,151074245</text:p>
          </table:table-cell>
          <table:table-cell office:value-type="float" office:value="5.720642201834863E-4" table:formula="of:=0.008314*[.J3]" table:style-name="ce2">
            <text:p>5,72E-04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3.14999999999998" table:formula="of:=[.A4]+273.15" table:style-name="ce1">
            <text:p>303,15</text:p>
          </table:table-cell>
          <table:table-cell office:value-type="float" office:value="1" table:style-name="ce1">
            <text:p>1</text:p>
          </table:table-cell>
          <table:table-cell office:value-type="float" office:value="3.298697014679202E-3" table:formula="of:=1/[.B4]" table:style-name="ce1">
            <text:p>0,003298697</text:p>
          </table:table-cell>
          <table:table-cell office:value-type="float" office:value="1.088140199465348E-5" table:formula="of:=[.C4]/([.B4]^2)" table:style-name="ce1">
            <text:p>1,08814E-05</text:p>
          </table:table-cell>
          <table:table-cell office:value-type="float" office:value="5.7700000000000001E-2" table:style-name="ce2">
            <text:p>5,77E-02</text:p>
          </table:table-cell>
          <table:table-cell office:value-type="float" office:value="1E-3" table:style-name="ce2">
            <text:p>1,00E-03</text:p>
          </table:table-cell>
          <table:table-cell office:value-type="float" office:value="2.9749121240533424E-8" table:formula="of:=[.F4]^3/(2*14.78^3)" table:style-name="ce2">
            <text:p>2,97E-08</text:p>
          </table:table-cell>
          <table:table-cell office:value-type="float" office:value="-17.330466243524363" table:formula="of:=LN([.H4])" table:style-name="ce1">
            <text:p>-17,33046624</text:p>
          </table:table-cell>
          <table:table-cell office:value-type="float" office:value="5.1993067590987867E-2" table:formula="of:=3*[.G4]/[.F4]" table:style-name="ce2">
            <text:p>5,20E-02</text:p>
          </table:table-cell>
          <table:table-cell office:value-type="float" office:value="-0.14408549634866155" table:formula="of:=0.008314*[.I4]" table:style-name="ce1">
            <text:p>-0,144085496</text:p>
          </table:table-cell>
          <table:table-cell office:value-type="float" office:value="4.3227036395147313E-4" table:formula="of:=0.008314*[.J4]" table:style-name="ce2">
            <text:p>4,32E-04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3.14999999999998" table:formula="of:=[.A5]+273.15" table:style-name="ce1">
            <text:p>313,15</text:p>
          </table:table-cell>
          <table:table-cell office:value-type="float" office:value="1" table:style-name="ce1">
            <text:p>1</text:p>
          </table:table-cell>
          <table:table-cell office:value-type="float" office:value="3.1933578157432542E-3" table:formula="of:=1/[.B5]" table:style-name="ce1">
            <text:p>0,003193358</text:p>
          </table:table-cell>
          <table:table-cell office:value-type="float" office:value="1.0197534139368528E-5" table:formula="of:=[.C5]/([.B5]^2)" table:style-name="ce1">
            <text:p>1,01975E-05</text:p>
          </table:table-cell>
          <table:table-cell office:value-type="float" office:value="8.0199999999999994E-2" table:style-name="ce2">
            <text:p>8,02E-02</text:p>
          </table:table-cell>
          <table:table-cell office:value-type="float" office:value="1E-3" table:style-name="ce2">
            <text:p>1,00E-03</text:p>
          </table:table-cell>
          <table:table-cell office:value-type="float" office:value="7.9885840156381638E-8" table:formula="of:=[.F5]^3/(2*14.78^3)" table:style-name="ce2">
            <text:p>7,99E-08</text:p>
          </table:table-cell>
          <table:table-cell office:value-type="float" office:value="-16.342667219449119" table:formula="of:=LN([.H5])" table:style-name="ce1">
            <text:p>-16,34266722</text:p>
          </table:table-cell>
          <table:table-cell office:value-type="float" office:value="3.7406483790523692E-2" table:formula="of:=3*[.G5]/[.F5]" table:style-name="ce2">
            <text:p>3,74E-02</text:p>
          </table:table-cell>
          <table:table-cell office:value-type="float" office:value="-0.13587293526249997" table:formula="of:=0.008314*[.I5]" table:style-name="ce1">
            <text:p>-0,135872935</text:p>
          </table:table-cell>
          <table:table-cell office:value-type="float" office:value="3.1099750623441401E-4" table:formula="of:=0.008314*[.J5]" table:style-name="ce2">
            <text:p>3,11E-04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3.14999999999998" table:formula="of:=[.A6]+273.15" table:style-name="ce1">
            <text:p>323,15</text:p>
          </table:table-cell>
          <table:table-cell office:value-type="float" office:value="1" table:style-name="ce1">
            <text:p>1</text:p>
          </table:table-cell>
          <table:table-cell office:value-type="float" office:value="3.0945381401825778E-3" table:formula="of:=1/[.B6]" table:style-name="ce1">
            <text:p>0,003094538</text:p>
          </table:table-cell>
          <table:table-cell office:value-type="float" office:value="9.5761663010446492E-6" table:formula="of:=[.C6]/([.B6]^2)" table:style-name="ce1">
            <text:p>9,57617E-06</text:p>
          </table:table-cell>
          <table:table-cell office:value-type="float" office:value="0.105" table:style-name="ce2">
            <text:p>1,05E-01</text:p>
          </table:table-cell>
          <table:table-cell office:value-type="float" office:value="1E-3" table:style-name="ce2">
            <text:p>1,00E-03</text:p>
          </table:table-cell>
          <table:table-cell office:value-type="float" office:value="1.7927288162450496E-7" table:formula="of:=[.F6]^3/(2*14.78^3)" table:style-name="ce2">
            <text:p>1,79E-07</text:p>
          </table:table-cell>
          <table:table-cell office:value-type="float" office:value="-15.534356713593954" table:formula="of:=LN([.H6])" table:style-name="ce1">
            <text:p>-15,53435671</text:p>
          </table:table-cell>
          <table:table-cell office:value-type="float" office:value="2.8571428571428574E-2" table:formula="of:=3*[.G6]/[.F6]" table:style-name="ce2">
            <text:p>2,86E-02</text:p>
          </table:table-cell>
          <table:table-cell office:value-type="float" office:value="-0.12915264171682014" table:formula="of:=0.008314*[.I6]" table:style-name="ce1">
            <text:p>-0,129152642</text:p>
          </table:table-cell>
          <table:table-cell office:value-type="float" office:value="2.3754285714285716E-4" table:formula="of:=0.008314*[.J6]" table:style-name="ce2">
            <text:p>2,38E-04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33.15" table:formula="of:=[.A7]+273.15" table:style-name="ce1">
            <text:p>333,15</text:p>
          </table:table-cell>
          <table:table-cell office:value-type="float" office:value="1" table:style-name="ce1">
            <text:p>1</text:p>
          </table:table-cell>
          <table:table-cell office:value-type="float" office:value="3.0016509079993999E-3" table:formula="of:=1/[.B7]" table:style-name="ce1">
            <text:p>0,003001651</text:p>
          </table:table-cell>
          <table:table-cell office:value-type="float" office:value="9.0099081734936218E-6" table:formula="of:=[.C7]/([.B7]^2)" table:style-name="ce1">
            <text:p>9,00991E-06</text:p>
          </table:table-cell>
          <table:table-cell office:value-type="float" office:value="0.126" table:style-name="ce2">
            <text:p>1,26E-01</text:p>
          </table:table-cell>
          <table:table-cell office:value-type="float" office:value="1E-3" table:style-name="ce2">
            <text:p>1,00E-03</text:p>
          </table:table-cell>
          <table:table-cell office:value-type="float" office:value="3.0978353944714471E-7" table:formula="of:=[.F7]^3/(2*14.78^3)" table:style-name="ce2">
            <text:p>3,10E-07</text:p>
          </table:table-cell>
          <table:table-cell office:value-type="float" office:value="-14.98739204321209" table:formula="of:=LN([.H7])" table:style-name="ce1">
            <text:p>-14,98739204</text:p>
          </table:table-cell>
          <table:table-cell office:value-type="float" office:value="2.3809523809523808E-2" table:formula="of:=3*[.G7]/[.F7]" table:style-name="ce2">
            <text:p>2,38E-02</text:p>
          </table:table-cell>
          <table:table-cell office:value-type="float" office:value="-0.12460517744726532" table:formula="of:=0.008314*[.I7]" table:style-name="ce1">
            <text:p>-0,124605177</text:p>
          </table:table-cell>
          <table:table-cell office:value-type="float" office:value="1.9795238095238093E-4" table:formula="of:=0.008314*[.J7]" table:style-name="ce2">
            <text:p>1,98E-04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Graphique 5" svg:x="0.88542in" svg:y="0.08333in" svg:width="6.07292in" svg:height="3.9531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C Pooja</meta:initial-creator>
    <dc:creator>PC Pooja</dc:creator>
    <meta:creation-date>2020-01-22T20:41:09Z</meta:creation-date>
    <dc:date>2020-01-23T05:54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inimum="0.002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-0.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error-lower-range="Feuil1.$L$2:.$L$7" chart:error-upper-range="Feuil1.$L$2:.$L$7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regression-type="linear" chart:auto-position="false" chart:error-lower-range="Feuil1.$L$2:.$L$7" chart:error-upper-range="Feuil1.$L$2:.$L$7"/>
      <style:graphic-properties draw:fill="none" draw:stroke="none"/>
    </style:style>
  </office:automatic-styles>
  <office:body>
    <office:chart>
      <chart:chart chart:class="chart:scatter" svg:height="284.6249606299212pt" svg:width="437.25pt" chart:style-name="Crt0">
        <chart:title chart:style-name="CT00">
          <text:p text:style-name="a0" text:class-names="" text:cond-style-name="">Titre du graphique</text:p>
        </chart:title>
        <chart:plot-area svg:x="9.765669291338582pt" svg:y="19.01354330708661pt" svg:width="417.7769291338582pt" svg:height="232.2414173228346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K$2:.$K$7" chart:class="chart:scatter" chart:attached-axis="primary-y" chart:style-name="G0S0">
            <chart:domain table:cell-range-address="Feuil1.$D$2:.$D$7"/>
            <chart:regression-curve chart:style-name="T000">
              <chart:equation chart:automatic-content="true" chart:display-equation="true" chart:display-r-square="false" chart:style-name="TL000"/>
            </chart:regression-curve>
            <chart:error-indicator chart:style-name="E0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